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pitch="variable"/>
    <style:font-face style:name="Lohit Marathi1" svg:font-family="'Lohit Marathi'"/>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0.903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it" fo:country="IT"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casa vera. Ada, la sua mamma e il suo fratellino Alan vivevano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vi si perdeva sistematicamente. La villa di Zangemann era in alto su una collina, da dove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I computer avevano sempre affascinato Zangemann fin da bambino.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sul suo skateboard, in modo che questi avesse potuto fare un bel rumore mentre lo si guidava, come la sirena dei vigili del fuoco o come il lancio di un razzo. Avrebbe inventato una macchina per il gelato per miscelare i gusti più incredibili e venderli automaticamente! Le macchine sarebbero state posizionate all’angolo di ogni strada e lui avrebbe potuto avere il gelato al suo gusto preferito ogni volta che ne avesse avuto voglia. Avrebbe costruito inoltre un robot per la pulizia e una macchina per lo smistamento dei blocchetti per le costruzioni, in modo che la sua camera fosse stata sempre pulita e ordinata. Zangemann aveva nuove idee come queste ogni giorno e non riusciva a pensare a nient’altro.</text:p>
              <text:p/>
              <text:p>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text:span text:style-name="T1">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nel pomeriggio </text:span>potevano mangiare un gelato mescolato automaticamente da una delle macchine-mischia-gelato originali Zangemann. Sembrava una cosa magica, ma in realtà tutto questo era possibile grazie al piccolo computer che Zangemann aveva incorporato nei dispositivi.</text:p>
              <text:p/>
              <text:p><text:span text:style-name="T1">Queste invenzioni erano molto popolari a</text:span>nche alla scuola di Ada,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vicino ad una discarica che era ricca di molte apparecchiature rotte e pezzi arrugginiti. Per gioco Ada metteva insieme questi pezzi per realizzare nuove fantastiche cose: una macchinina senza motore, che lei e il suo fratellino Alan utilizzavano per sfrecciare giù dalle colline, un mulino a vento, o dei terrificanti mostri di spazzatura, che poi avrebbero combattuto insieme. Trovava anche molti oggetti utili, tra cui un vecchio cellulare con lo schermo crepato. Ada pensò che avrebbe potuto aggiustarlo e, anche se nella discarica non c’era Internet, avrebbe poi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trascorreva molte ore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su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bel giorno Zangemann pensò: «Oggi voglio guardare da vicino le mie invenzioni!». Mise quindi via il suo grande cannocchiale e scese l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ammirando orgogliosamente un gruppo di persone che stavano leccando il gelato al cocco – la varietà del giorno.</text:p>
              <text:p/>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e all’improvviso sentì una musica molto forte. Non aveva mai udito niente di così orribile. Si guardò intorno e vide che la musica usciva da uno degli altoparlanti che aveva inventato, in mano ad un bambino dall’altra parte della strada. Il bambino sembrava apprezzare la musica, che però faceva venire a Zangemann un terribile mal di testa, peggiorando ulteriormente il suo umore. Non avrebbe mai immaginato che la sua passeggiata sarebbe finita in quel modo!</text:p>
              <text:p/>
              <text:p/>
            </draw:text-box>
          </draw:frame>
        </presentation:notes>
      </draw:page>
      <draw:page draw:name="page9" draw:style-name="dp1" draw:master-page-name="Sub_20_Headline" presentation:presentation-page-layout-name="AL1T1">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el bel mezzo della notte, non riuscendo a dormire, si sedette davanti al suo computer dorato e diede il comando a tutti i minicomputer negli skateboard di non poter andare più sui marciapiedi. Ordinò al piccolo computer inserito nelle casse di riprodurre solo musica a basso volume, ad eccezione della sua musica preferita, che immediatamente riprodusse per migliorare il suo umore.</text:p>
            </draw:text-box>
          </draw:frame>
        </presentation:notes>
      </draw:page>
      <draw:page draw:name="page10" draw:style-name="dp1" draw:master-page-name="Sub_20_Headline" presentation:presentation-page-layout-name="AL1T1">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alla scuola di Ada c’era un grande fermento.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ise insieme alcune parti di tre bici rotte, ne costruì una nuova, la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e che poteva prendere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text-style-name="P2" draw:layer="layout" svg:width="16.799cm" svg:height="10.903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text:p/>
            </draw:text-box>
          </draw:frame>
        </presentation:notes>
      </draw:page>
      <draw:page draw:name="page15" draw:style-name="dp1" draw:master-page-name="Sub_20_Headline" presentation:presentation-page-layout-name="AL1T1">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i compagni di classe incuriositi.</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Costruirono un sistema di irrigazione automatico da un vecchio computer e da vecchi tubi per l’autista dell’autobus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draw:g>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il Presidente passò davanti ai bambini bagnati e gocciolanti e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Il giorno dopo il Presidente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immediatamente i suoi consiglieri in una grande riunione 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Infur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3">Il libro “Ada &amp; Zangemann – Una storia che parla di software, skateboard e galato al lampone” di Matthias Kirschner e Sandra Brandstätter, è dato con la licenza "Creative Commons Attribution-Share Alike 3.0 Germania (CC BY-SA 3.0 DE)".</text:span></text:p>
            <text:p text:style-name="P6"><text:span text:style-name="T3"/></text:p>
            <text:p text:style-name="P6"><text:span text:style-name="T3"><text:a xlink:href="https://creativecommons.org/licenses/by-sa/3.0/de/" xlink:type="simple">https://creativecommons.org/licenses/by-sa/3.0/de/</text:a></text:span></text:p>
            <text:p text:style-name="P6"><text:span text:style-name="T3"/></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pitch="variable"/>
    <style:font-face style:name="Lohit Marathi1" svg:font-family="'Lohit Marathi'"/>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1" fo:font-family="'Liberation Serif', 'Times New Roman'" style:font-family-generic="roman" fo:font-size="10pt" style:font-name-asian="Liberation Serif1" style:font-family-asian="'Liberation Serif', 'Times New Roman'" style:font-family-generic-asian="roman" style:font-name-complex="Liberation Serif1"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3-15T23:55:52.446645312</dc:date>
    <meta:editing-duration>PT5H6M23S</meta:editing-duration>
    <meta:editing-cycles>40</meta:editing-cycles>
    <meta:generator>LibreOffice/7.4.5.1$Linux_X86_64 LibreOffice_project/40$Build-1</meta:generator>
    <dc:creator>Luca Bonissi</dc:creator>
    <meta:document-statistic meta:object-count="189"/>
  </office:meta>
</office:document-meta>
</file>